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33-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23 de Jul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Sellos para uso exclusivo de éste Órgano Contralor. ,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TALLER DE EQUIPOS PARA OFICINA,C.A, RIF: J-08006818-1, por un monto de Bs. 21.952,00, ubicada en Calle 12 N° 143 Sector Centro Maturín Monagas, MATURIN ESTADO MONAGAS
<text:line-break/>
<text:line-break/></text:p>
      <text:p text:style-name="P11"/>
      <text:p text:style-name="P5"><text:span text:style-name="T21">En Maturín, a los </text:span><text:span text:style-name="Fuente_20_de_20_párrafo_20_predeter."><text:span text:style-name="T17"><text:s/>treinta (30)</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l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